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fo:language="gl" fo:country="ES" style:font-size-asian="18pt" style:font-size-complex="18pt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467cm" style:type="center"/>
          <style:tab-stop style:position="16.96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P3" style:family="paragraph" style:parent-style-name="Standard">
      <style:paragraph-properties fo:margin-top="0.199cm" fo:margin-bottom="0.101cm" style:contextual-spacing="false" fo:text-align="justify" style:justify-single-word="false"/>
      <style:text-properties fo:font-size="12pt" fo:language="gl" fo:country="ES" style:font-size-asian="12pt"/>
    </style:style>
    <style:style style:name="P4" style:family="paragraph" style:parent-style-name="Standard">
      <style:paragraph-properties fo:margin-left="1.508cm" fo:margin-right="0cm" fo:text-align="justify" style:justify-single-word="false" fo:text-indent="-1.508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1.508cm" fo:margin-right="0cm" fo:text-align="justify" style:justify-single-word="false" fo:text-indent="-1.508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 style:list-style-name="WW8Num6">
      <style:paragraph-properties fo:margin-left="-0.635cm" fo:margin-right="0cm" fo:margin-top="0.199cm" fo:margin-bottom="0cm" style:contextual-spacing="false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style:font-size-asian="11pt"/>
    </style:style>
    <style:style style:name="P7" style:family="paragraph" style:parent-style-name="Standard" style:list-style-name="WW8Num6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style:font-size-asian="11pt"/>
    </style:style>
    <style:style style:name="P8" style:family="paragraph" style:parent-style-name="Standard" style:list-style-name="WW8Num6">
      <style:paragraph-properties fo:margin-left="-0.63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style:font-size-asian="11pt"/>
    </style:style>
    <style:style style:name="P9" style:family="paragraph" style:parent-style-name="Standard" style:list-style-name="WW8Num6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officeooo:paragraph-rsid="001999c5" style:font-size-asian="11pt"/>
    </style:style>
    <style:style style:name="P10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style:font-size-asian="11pt"/>
    </style:style>
    <style:style style:name="P11" style:family="paragraph" style:parent-style-name="Standard">
      <style:paragraph-properties fo:margin-left="-0.635cm" fo:margin-right="0cm" fo:margin-top="0.199cm" fo:margin-bottom="0cm" style:contextual-spacing="false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style:font-size-asian="11pt"/>
    </style:style>
    <style:style style:name="P12" style:family="paragraph" style:parent-style-name="Standard">
      <style:paragraph-properties fo:margin-left="-0.63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style:font-size-asian="11pt"/>
    </style:style>
    <style:style style:name="P13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officeooo:paragraph-rsid="001999c5" style:font-size-asian="11pt"/>
    </style:style>
    <style:style style:name="P14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officeooo:paragraph-rsid="001b7dcb" style:font-size-asian="11pt"/>
    </style:style>
    <style:style style:name="P15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officeooo:paragraph-rsid="001ba482" style:font-size-asian="11pt"/>
    </style:style>
    <style:style style:name="P16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officeooo:rsid="001999c5" officeooo:paragraph-rsid="001999c5" style:font-size-asian="11pt"/>
    </style:style>
    <style:style style:name="P17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officeooo:rsid="0019da0d" officeooo:paragraph-rsid="0019da0d" style:font-size-asian="11pt"/>
    </style:style>
    <style:style style:name="P18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officeooo:rsid="001b7dcb" officeooo:paragraph-rsid="001b7dcb" style:font-size-asian="11pt"/>
    </style:style>
    <style:style style:name="P19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officeooo:rsid="001ba482" officeooo:paragraph-rsid="001ba482" style:font-size-asian="11pt"/>
    </style:style>
    <style:style style:name="P20" style:family="paragraph" style:parent-style-name="Standard" style:list-style-name="WW8Num6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style:use-window-font-color="true" loext:opacity="0%" fo:font-size="11pt" fo:language="gl" fo:country="ES" style:font-size-asian="11pt"/>
    </style:style>
    <style:style style:name="P21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style:use-window-font-color="true" loext:opacity="0%" fo:font-size="11pt" fo:language="gl" fo:country="ES" style:font-size-asian="11pt"/>
    </style:style>
    <style:style style:name="P22" style:family="paragraph" style:parent-style-name="Standard" style:list-style-name="WW8Num6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style:use-window-font-color="true" loext:opacity="0%" fo:font-size="11pt" fo:language="gl" fo:country="ES" fo:font-weight="normal" style:font-size-asian="11pt" style:font-weight-asian="normal" style:font-weight-complex="normal"/>
    </style:style>
    <style:style style:name="P23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style:use-window-font-color="true" loext:opacity="0%" fo:font-size="11pt" fo:language="gl" fo:country="ES" fo:font-weight="normal" style:font-size-asian="11pt" style:font-weight-asian="normal" style:font-weight-complex="normal"/>
    </style:style>
    <style:style style:name="P24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style:use-window-font-color="true" loext:opacity="0%" style:font-name="Times New Roman" fo:font-size="11pt" fo:language="gl" fo:country="ES" officeooo:rsid="0019da0d" officeooo:paragraph-rsid="001b370d" style:font-name-asian="Times New Roman" style:font-size-asian="11pt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style:use-window-font-color="true" loext:opacity="0%" style:font-name="Times New Roman" fo:font-size="11pt" fo:language="gl" fo:country="ES" officeooo:rsid="0019da0d" officeooo:paragraph-rsid="001b7dcb" style:font-name-asian="Times New Roman" style:font-size-asian="11pt" style:font-name-complex="Times New Roman" style:font-size-complex="10pt" style:language-complex="ar" style:country-complex="SA"/>
    </style:style>
    <style:style style:name="P26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officeooo:paragraph-rsid="001b370d"/>
    </style:style>
    <style:style style:name="P27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officeooo:paragraph-rsid="001b7dcb"/>
    </style:style>
    <style:style style:name="P28" style:family="paragraph" style:parent-style-name="Text_20_body">
      <style:paragraph-properties>
        <style:tab-stops>
          <style:tab-stop style:position="16.96cm" style:type="right"/>
        </style:tab-stops>
      </style:paragraph-properties>
      <style:text-properties fo:font-size="18pt" fo:language="gl" fo:country="ES" fo:font-style="italic" officeooo:paragraph-rsid="001999c5" style:font-size-asian="18pt" style:font-style-asian="italic" style:font-size-complex="18pt"/>
    </style:style>
    <style:style style:name="P29" style:family="paragraph" style:parent-style-name="Text_20_body" style:master-page-name="Standard">
      <style:paragraph-properties fo:text-align="center" style:justify-single-word="false" style:page-number="auto"/>
      <style:text-properties fo:font-size="18pt" fo:language="gl" fo:country="ES" style:font-size-asian="18pt" style:font-size-complex="18pt"/>
    </style:style>
    <style:style style:name="T1" style:family="text">
      <style:text-properties officeooo:rsid="00192455"/>
    </style:style>
    <style:style style:name="T2" style:family="text">
      <style:text-properties fo:language="gl" fo:country="ES"/>
    </style:style>
    <style:style style:name="T3" style:family="text">
      <style:text-properties fo:language="gl" fo:country="ES" style:text-underline-style="solid" style:text-underline-width="auto" style:text-underline-color="font-color"/>
    </style:style>
    <style:style style:name="T4" style:family="text">
      <style:text-properties fo:language="gl" fo:country="E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language="gl" fo:country="ES" style:text-underline-style="none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language="gl" fo:country="ES" fo:background-color="transparent" loext:char-shading-value="0"/>
    </style:style>
    <style:style style:name="T8" style:family="text">
      <style:text-properties style:use-window-font-color="true" loext:opacity="0%" style:font-name="Times New Roman" fo:font-size="11pt" fo:language="gl" fo:country="ES" officeooo:rsid="0019da0d" style:font-name-asian="Times New Roman" style:font-size-asian="11pt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Times New Roman" fo:font-size="11pt" fo:language="gl" fo:country="ES" officeooo:rsid="001b370d" style:font-name-asian="Times New Roman" style:font-size-asian="11pt" style:font-name-complex="Times New Roman" style:font-size-complex="10pt" style:language-complex="ar" style:country-complex="SA"/>
    </style:style>
    <style:style style:name="T10" style:family="text">
      <style:text-properties style:font-name="Arial" style:font-size-complex="11pt"/>
    </style:style>
    <style:style style:name="T11" style:family="text">
      <style:text-properties style:font-name="Arial" officeooo:rsid="001b7dcb" style:font-size-complex="11pt"/>
    </style:style>
    <style:style style:name="T12" style:family="text">
      <style:text-properties style:font-name="Courier New1" fo:font-size="11pt" style:font-size-asian="11pt" style:font-size-complex="11pt"/>
    </style:style>
    <style:style style:name="T13" style:family="text">
      <style:text-properties officeooo:rsid="0016f64e"/>
    </style:style>
    <style:style style:name="T14" style:family="text">
      <style:text-properties officeooo:rsid="00186320"/>
    </style:style>
    <style:style style:name="T15" style:family="text">
      <style:text-properties officeooo:rsid="001999c5"/>
    </style:style>
    <style:style style:name="T16" style:family="text">
      <style:text-properties fo:font-size="11pt" fo:language="gl" fo:country="ES" style:font-size-asian="11pt"/>
    </style:style>
    <style:style style:name="T17" style:family="text">
      <style:text-properties fo:font-size="11pt" fo:language="gl" fo:country="ES" officeooo:rsid="0019da0d" style:font-size-asian="11pt"/>
    </style:style>
    <style:style style:name="T18" style:family="text">
      <style:text-properties officeooo:rsid="0019da0d"/>
    </style:style>
    <style:style style:name="T19" style:family="text">
      <style:text-properties officeooo:rsid="001b7dcb"/>
    </style:style>
    <style:style style:name="T20" style:family="text">
      <style:text-properties officeooo:rsid="001ba4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Xestión de Bases de Datos</text:p>
      <text:p text:style-name="P1">Unidade 4- 1ª Parte – Realización de consultas (Editor de consultas) - Folla 1</text:p>
      <text:p text:style-name="P3">Dada a base de datos <text:span text:style-name="T12">libros</text:span> co seguinte esquema, efectuar en SQL as consultas que se indican usando o MySQL Query Browser. </text:p>
      <text:p text:style-name="P4"><text:span text:style-name="T2">titulos (</text:span><text:span text:style-name="T3">ti_isbn</text:span><text:span text:style-name="T5">, ti_titulo</text:span><text:span text:style-name="T2">, ti_anopub, ti_idedit, ti_descricion, ti_notas, ti_materia, ti_comentarios)</text:span></text:p>
      <text:p text:style-name="P4"><text:span text:style-name="T2">tituloautor(</text:span><text:span text:style-name="T4">ta_isbn</text:span><text:span text:style-name="T3">, ta_idautor</text:span><text:span text:style-name="T2">)</text:span></text:p>
      <text:p text:style-name="P4"><text:span text:style-name="T7">editoriais</text:span><text:span text:style-name="T2">(</text:span><text:span text:style-name="T3">ed_id</text:span><text:span text:style-name="T2">, ed_nome, ed_nomeempresa, ed_enderezo, ed_cidade, ed_estado, ed_cp, ed_telefono, ed_fax, ed_comentarios)</text:span></text:p>
      <text:p text:style-name="P4">autores(au_id, au_nome, au_anon) </text:p>
      <text:list text:style-name="WW8Num6">
        <text:list-item>
          <text:p text:style-name="P6">Titulo e ano de publicación dos libros da base de datos.</text:p>
        </text:list-item>
      </text:list>
      <text:p text:style-name="P11"/>
      <text:list text:continue-numbering="true" text:style-name="WW8Num6">
        <text:list-item>
          <text:p text:style-name="P7">Nome dos autores rexistrados na base de datos.</text:p>
        </text:list-item>
      </text:list>
      <text:p text:style-name="P10"/>
      <text:list text:continue-numbering="true" text:style-name="WW8Num6">
        <text:list-item>
          <text:p text:style-name="P7">Cidades que son sede dalgunha editorial.</text:p>
        </text:list-item>
      </text:list>
      <text:p text:style-name="P10"/>
      <text:list text:continue-numbering="true" text:style-name="WW8Num6">
        <text:list-item>
          <text:p text:style-name="P7">O mesmo que o anterior, pero evitando duplicados.</text:p>
        </text:list-item>
      </text:list>
      <text:p text:style-name="P10"/>
      <text:list text:continue-numbering="true" text:style-name="WW8Num6">
        <text:list-item>
          <text:p text:style-name="P7">Nome comercial, Nome da empresa, Enderezo e Teléfono das editoriais con sede en 'New York'.</text:p>
        </text:list-item>
      </text:list>
      <text:p text:style-name="P10"/>
      <text:list text:continue-numbering="true" text:style-name="WW8Num6">
        <text:list-item>
          <text:p text:style-name="P7">Título e ano de publicación dos libros que tratan sobre a materia 'MySQL'.</text:p>
        </text:list-item>
      </text:list>
      <text:p text:style-name="P10"/>
      <text:list text:continue-numbering="true" text:style-name="WW8Num6">
        <text:list-item>
          <text:p text:style-name="P20">Título dos libros publicados pola editorial 'Yourdon'.</text:p>
        </text:list-item>
      </text:list>
      <text:p text:style-name="P21"/>
      <text:list text:continue-numbering="true" text:style-name="WW8Num6">
        <text:list-item>
          <text:p text:style-name="P20">Editoriais que publicaron libros sobre a materia 'C++'.</text:p>
        </text:list-item>
      </text:list>
      <text:p text:style-name="P21"/>
      <text:list text:continue-numbering="true" text:style-name="WW8Num6">
        <text:list-item>
          <text:p text:style-name="P20">Titulo de libros publicados por editoriais do estado de Illinois ('IL').</text:p>
        </text:list-item>
      </text:list>
      <text:p text:style-name="P21"/>
      <text:list text:continue-numbering="true" text:style-name="WW8Num6">
        <text:list-item>
          <text:p text:style-name="P22">Editoriais da cidade de 'Berkeley' que publicaron libros sobre a materia 'SQL'.</text:p>
        </text:list-item>
      </text:list>
      <text:p text:style-name="P23"/>
      <text:list text:continue-numbering="true" text:style-name="WW8Num6">
        <text:list-item>
          <text:p text:style-name="P7"><text:span text:style-name="T6">Auto</text:span>res de libros que tratan sobre 'Visual Basic' (o campo materia).</text:p>
        </text:list-item>
      </text:list>
      <text:p text:style-name="P10"/>
      <text:list text:continue-numbering="true" text:style-name="WW8Num6">
        <text:list-item>
          <text:p text:style-name="P7">Autores e títulos de libros que tratan sobre 'Visual Basic'.</text:p>
        </text:list-item>
      </text:list>
      <text:p text:style-name="P10"/>
      <text:list text:continue-numbering="true" text:style-name="WW8Num6">
        <text:list-item>
          <text:p text:style-name="P7">Título e materia da que tratan os libros escritos por 'Bard, Dick'.</text:p>
        </text:list-item>
      </text:list>
      <text:p text:style-name="P10"/>
      <text:list text:continue-numbering="true" text:style-name="WW8Num6">
        <text:list-item>
          <text:p text:style-name="P7">Materias sobre as que escriben os autores que naceron entre 1940 e 1950.</text:p>
        </text:list-item>
      </text:list>
      <text:p text:style-name="P10"/>
      <text:list text:continue-numbering="true" text:style-name="WW8Num6">
        <text:list-item>
          <text:p text:style-name="P7">Editoriais que teñen publicado libros despois de 1993.</text:p>
        </text:list-item>
      </text:list>
      <text:p text:style-name="P10"/>
      <text:list text:continue-numbering="true" text:style-name="WW8Num6">
        <text:list-item>
          <text:p text:style-name="P7">Editoriais que publicaron libros no ano 1993.</text:p>
        </text:list-item>
      </text:list>
      <text:p text:style-name="P10"/>
      <text:list text:continue-numbering="true" text:style-name="WW8Num6">
        <text:list-item>
          <text:p text:style-name="P7">Nome do autor e título dos libros publicados no ano 1993 sobre o tema 'SQL'.</text:p>
        </text:list-item>
      </text:list>
      <text:p text:style-name="P10"/>
      <text:list text:continue-numbering="true" text:style-name="WW8Num6">
        <text:list-item>
          <text:p text:style-name="P7">Nome das Editoriais da cidade de 'Anchorage' que publicaron libros de 'Visual Basic' e título dos libros.</text:p>
        </text:list-item>
      </text:list>
      <text:p text:style-name="P10"/>
      <text:list text:continue-numbering="true" text:style-name="WW8Num6">
        <text:list-item>
          <text:p text:style-name="P7">Títulos dos libros sobre os temas 'SQL <text:s/>Server' e 'Btrieve'.</text:p>
        </text:list-item>
      </text:list>
      <text:p text:style-name="P10"/>
      <text:list text:continue-numbering="true" text:style-name="WW8Num6">
        <text:list-item>
          <text:p text:style-name="P7">Título, ano de publicación, nome e ano de nacemento do autor dos libros publicados cando o seu autor tiña 48 anos.</text:p>
        </text:list-item>
      </text:list>
      <text:p text:style-name="P10"/>
      <text:p text:style-name="P10"><text:soft-page-break/></text:p>
      <text:list text:continue-numbering="true" text:style-name="WW8Num6">
        <text:list-item>
          <text:p text:style-name="P9">Libros escritos por autores cuxo nome comeza por W.</text:p>
        </text:list-item>
      </text:list>
      <text:p text:style-name="P10"/>
      <text:p text:style-name="P10"><text:tab/><text:span text:style-name="T15">Select titulo</text:span></text:p>
      <text:p text:style-name="P16"><text:tab/>from titulos, autores, tituloautor</text:p>
      <text:p text:style-name="P16"><text:tab/>where ti_isbn = ta_isbn</text:p>
      <text:p text:style-name="P16"><text:tab/>and au_id = ta_idautor</text:p>
      <text:p text:style-name="P16"><text:tab/>and au_nome like “W%”;</text:p>
      <text:p text:style-name="P16"/>
      <text:list text:continue-numbering="true" text:style-name="WW8Num6">
        <text:list-item>
          <text:p text:style-name="P7">Nome e ano de nacemento de autores cuxo nome contén un w sin ser na primeira posición (a primeira letra pode ser unha w ou non, pero, deber ter a lo menos unha w nas restantes posicións).</text:p>
        </text:list-item>
      </text:list>
      <text:p text:style-name="P10"/>
      <text:p text:style-name="P10"><text:tab/><text:span text:style-name="T15">Select au_nome, au_anon</text:span></text:p>
      <text:p text:style-name="P16"><text:tab/>from autores</text:p>
      <text:p text:style-name="P16"><text:tab/>where au_nome like “<text:span text:style-name="T18">_%</text:span>w%”;</text:p>
      <text:p text:style-name="P10"/>
      <text:list text:continue-numbering="true" text:style-name="WW8Num6">
        <text:list-item>
          <text:p text:style-name="P7">Autores cuxo nome contén un z e un y.</text:p>
        </text:list-item>
      </text:list>
      <text:p text:style-name="P10"/>
      <text:p text:style-name="P10"><text:tab/><text:span text:style-name="T15">Select au_nome</text:span></text:p>
      <text:p text:style-name="P10"><text:tab/><text:span text:style-name="T15">from autores</text:span></text:p>
      <text:p text:style-name="P13"><text:tab/><text:span text:style-name="T15">where au_nome like “%z%” <text:s/>and au_nome like “%y%”;</text:span></text:p>
      <text:p text:style-name="P10"/>
      <text:list text:continue-numbering="true" text:style-name="WW8Num6">
        <text:list-item>
          <text:p text:style-name="P7">Autores cuxo nome contén as letras c, k e z.</text:p>
        </text:list-item>
      </text:list>
      <text:p text:style-name="P10"/>
      <text:p text:style-name="P13"><text:tab/><text:span text:style-name="T15">Select au_nome</text:span></text:p>
      <text:p text:style-name="P13"><text:tab/><text:span text:style-name="T15">from autores</text:span></text:p>
      <text:p text:style-name="P13"><text:tab/><text:span text:style-name="T15">where au_nome like “%c%” <text:s/>and au_nome like “%k%” and au_nome like “%z%”;</text:span></text:p>
      <text:p text:style-name="P10"/>
      <text:list text:continue-numbering="true" text:style-name="WW8Num6">
        <text:list-item>
          <text:p text:style-name="P7">Autores cuxo nome ten consecutivamente as letras ck<text:span text:style-name="T13">z</text:span>.</text:p>
        </text:list-item>
      </text:list>
      <text:p text:style-name="P10"><text:tab/></text:p>
      <text:p text:style-name="P10"><text:tab/><text:span text:style-name="T18">Select au_nome</text:span></text:p>
      <text:p text:style-name="P17"><text:tab/>from autores</text:p>
      <text:p text:style-name="P17"><text:tab/>where au_nome like “%ckz%”</text:p>
      <text:p text:style-name="P10"/>
      <text:list text:continue-numbering="true" text:style-name="WW8Num6">
        <text:list-item>
          <text:p text:style-name="P7">Obter o título dos libros publicados polas editoriais 'Prentice Hall' e 'Osborne' .</text:p>
        </text:list-item>
      </text:list>
      <text:p text:style-name="P10"/>
      <text:p text:style-name="P10"><text:tab/><text:span text:style-name="T18">Select ti_titulo</text:span></text:p>
      <text:p text:style-name="P26"><text:span text:style-name="T16"><text:tab/></text:span><text:span text:style-name="T17">from titulos, </text:span><text:span text:style-name="T8">editoriais</text:span></text:p>
      <text:p text:style-name="P26"><text:span text:style-name="T8"><text:tab/></text:span><text:span text:style-name="T9">wher</text:span><text:span text:style-name="T8">e <text:s/>ti_idedit = <text:s/>ed_id</text:span></text:p>
      <text:p text:style-name="P24"><text:tab/>and <text:s/><text:span text:style-name="T19">(</text:span>ed_nome = 'Prentice Hall'</text:p>
      <text:p text:style-name="P24"><text:tab/>or <text:s/>ed_nome = 'Osborne'<text:span text:style-name="T19">);</text:span></text:p>
      <text:p text:style-name="P24"><text:tab/></text:p>
      <text:p text:style-name="P14"><text:span text:style-name="T18"><text:tab/>Select ti_titulo</text:span></text:p>
      <text:p text:style-name="P27"><text:span text:style-name="T16"><text:tab/></text:span><text:span text:style-name="T17">from titulos, </text:span><text:span text:style-name="T8">editoriais</text:span></text:p>
      <text:p text:style-name="P27"><text:span text:style-name="T8"><text:tab/></text:span><text:span text:style-name="T9">wher</text:span><text:span text:style-name="T8">e <text:s/>ti_idedit = <text:s/>ed_id</text:span></text:p>
      <text:p text:style-name="P25"><text:tab/>and <text:s/><text:span text:style-name="T19">ed_nome in (“Prentice Hall” , “Osborne”)</text:span></text:p>
      <text:p text:style-name="P24"/>
      <text:p text:style-name="P24"/>
      <text:p text:style-name="P10"/>
      <text:list text:continue-numbering="true" text:style-name="WW8Num6">
        <text:list-item>
          <text:p text:style-name="P7">Obter o titulo dos libros que tratan das materias 'Visual Basic', 'SQL' e ' <text:tab/>Prolog'.</text:p>
        </text:list-item>
      </text:list>
      <text:p text:style-name="P10"/>
      <text:p text:style-name="P14"><text:tab/><text:span text:style-name="T19">Select </text:span><text:span text:style-name="T18">ti_titulo</text:span></text:p>
      <text:p text:style-name="P10"><text:tab/><text:span text:style-name="T19">from libros</text:span></text:p>
      <text:p text:style-name="P18"><text:tab/>where <text:s/><text:span text:style-name="T10">ti_materia = <text:s/>'Visual Basic'</text:span></text:p>
      <text:p text:style-name="P18"><text:span text:style-name="T10"><text:tab/>or ti_materia = <text:s/>'SQL'</text:span></text:p>
      <text:p text:style-name="P18"><text:soft-page-break/><text:span text:style-name="T10"><text:tab/>or ti_materia = <text:s/>'Prolog';</text:span></text:p>
      <text:p text:style-name="P18"><text:span text:style-name="T10"/></text:p>
      <text:p text:style-name="P14"><text:span text:style-name="T18"><text:tab/>Select ti_titulo</text:span></text:p>
      <text:p text:style-name="P27"><text:span text:style-name="T16"><text:tab/></text:span><text:span text:style-name="T17">from titulos, </text:span><text:span text:style-name="T8">editoriais</text:span></text:p>
      <text:p text:style-name="P27"><text:span text:style-name="T8"><text:tab/></text:span><text:span text:style-name="T9">wher</text:span><text:span text:style-name="T8">e <text:s/>ti_idedit = <text:s/>ed_id</text:span></text:p>
      <text:p text:style-name="P25"><text:span text:style-name="T10"><text:tab/>and <text:s/></text:span><text:span text:style-name="T11">ed_nome in (“Visual Basic” , “SQL”, “Prolog”);</text:span></text:p>
      <text:p text:style-name="P10"/>
      <text:p text:style-name="P10"/>
      <text:list text:continue-numbering="true" text:style-name="WW8Num6">
        <text:list-item>
          <text:p text:style-name="P7">Nome das editoriais, ordenadas alfabeticamente.</text:p>
        </text:list-item>
      </text:list>
      <text:p text:style-name="P10"/>
      <text:p text:style-name="P10"><text:tab/><text:span text:style-name="T20">Select ed_nome</text:span></text:p>
      <text:p text:style-name="P19"><text:tab/>from editoriales</text:p>
      <text:p text:style-name="P19"><text:tab/>order by ed_nome;</text:p>
      <text:p text:style-name="P10"/>
      <text:list text:continue-numbering="true" text:style-name="WW8Num6">
        <text:list-item>
          <text:p text:style-name="P7">Obter o nome dos autores ordenados dos mais novos <text:span text:style-name="T14">ao</text:span>s mais vellos.</text:p>
        </text:list-item>
      </text:list>
      <text:p text:style-name="P10"/>
      <text:p text:style-name="P10"><text:tab/><text:span text:style-name="T20">Select au_nome, au_anon</text:span></text:p>
      <text:p text:style-name="P10"><text:tab/><text:span text:style-name="T20">from autores</text:span></text:p>
      <text:p text:style-name="P19"><text:tab/>order by au_anon desc;</text:p>
      <text:p text:style-name="P10"/>
      <text:list text:continue-numbering="true" text:style-name="WW8Num6">
        <text:list-item>
          <text:p text:style-name="P7">Obter o título dos libros publicados antes de 1990, obter tamén a materia da que tratan e o nome dos seus autores. Ordenar o resultado por materia, e dentro da mesma materia, por nome do autor.</text:p>
        </text:list-item>
      </text:list>
      <text:p text:style-name="P10"/>
      <text:p text:style-name="P15"><text:tab/><text:span text:style-name="T20">Select ti_titulo, ti_materia, au_nome</text:span></text:p>
      <text:p text:style-name="P10"><text:tab/><text:span text:style-name="T20">from titulos, autores, tituloautor</text:span></text:p>
      <text:p text:style-name="P10"><text:tab/><text:span text:style-name="T20">where au_id = ta_idautor and ta_isbn = ti_isbn</text:span></text:p>
      <text:p text:style-name="P10"><text:tab/><text:span text:style-name="T20">and ti_anopub &lt; 1990</text:span></text:p>
      <text:p text:style-name="P10"><text:tab/><text:span text:style-name="T20">group by ti_materia</text:span></text:p>
      <text:p text:style-name="P19"><text:tab/>order by au_nome, au_nome;</text:p>
      <text:p text:style-name="P10"/>
      <text:list text:continue-numbering="true" text:style-name="WW8Num6">
        <text:list-item>
          <text:p text:style-name="P7">Autores que publican algún libro o mesmo ano que se publicou 'Guide to Oracle'.</text:p>
        </text:list-item>
      </text:list>
      <text:p text:style-name="P10"/>
      <text:p text:style-name="P10"/>
      <text:p text:style-name="P10"/>
      <text:list text:continue-numbering="true" text:style-name="WW8Num6">
        <text:list-item>
          <text:p text:style-name="P8">Autores que publican algún libro o mesmo ano que se publicaron libros que tratan sobre 'Visual Basic'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8pt" fo:language="es" fo:country="ES" style:font-size-asian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angría_20_2_20_de_20_t._20_independiente" style:display-name="Sangría 2 de t. independiente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exto_20_independiente_20_2" style:display-name="Texto independiente 2" style:family="paragraph" style:parent-style-name="Standard">
      <style:paragraph-properties fo:margin-top="0.212cm" fo:margin-bottom="0.212cm" style:contextual-spacing="false" fo:text-align="justify" style:justify-single-word="false"/>
      <style:text-properties fo:font-size="12pt" fo:language="gl" fo:country="ES" style:font-size-asian="12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3z4" style:family="text">
      <style:text-properties style:font-name="Courier New" fo:font-family="'Courier New'" style:font-family-generic="modern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loext:num-list-format="%1%" text:bullet-char="">
        <style:list-level-properties text:min-label-width="0.635cm"/>
        <style:text-properties style:font-name="Wingdings"/>
      </text:list-level-style-bullet>
      <text:list-level-style-number text:level="2" loext:num-list-format="%2%)" style:num-suffix=")" style:num-format="1">
        <style:list-level-properties text:space-before="1.905cm" text:min-label-width="0.635cm"/>
      </text:list-level-style-number>
      <text:list-level-style-bullet text:level="3" text:style-name="WW8Num13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4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4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1.251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>
        <style:tab-stops>
          <style:tab-stop style:position="16.96cm" style:type="right"/>
        </style:tab-stops>
      </style:paragraph-properties>
      <style:text-properties fo:font-size="18pt" fo:language="gl" fo:country="ES" fo:font-style="italic" officeooo:paragraph-rsid="001999c5" style:font-size-asian="18pt" style:font-style-asian="italic" style:font-size-complex="18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467cm" style:type="center"/>
          <style:tab-stop style:position="16.96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MT1" style:family="text">
      <style:text-properties officeooo:rsid="00192455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601cm" fo:margin-left="0cm" fo:margin-right="0cm" fo:margin-top="0.50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W</text:span><text:tab/>1º Curso</text:p>
      </style:header>
      <style:footer>
        <text:p text:style-name="MP2">IES A Pinguela<text:tab/>Curso 20<text:span text:style-name="MT1">22</text:span>-20<text:span text:style-name="MT1">23</text:span><text:tab/>Monfort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dc:title>1</dc:title>
    <meta:initial-creator>Enrique Cabañas Olmo</meta:initial-creator>
    <meta:creation-date>2007-01-18T11:12:00</meta:creation-date>
    <dc:date>2025-01-13T21:57:54.241000000</dc:date>
    <meta:print-date>2007-12-18T10:52:39</meta:print-date>
    <dc:language>es-ES</dc:language>
    <meta:editing-cycles>82</meta:editing-cycles>
    <meta:editing-duration>PT7H21M2S</meta:editing-duration>
    <meta:document-statistic meta:table-count="0" meta:image-count="0" meta:object-count="0" meta:page-count="3" meta:paragraph-count="90" meta:word-count="687" meta:character-count="4209" meta:non-whitespace-character-count="3572"/>
    <meta:user-defined meta:name="Info 1"/>
    <meta:user-defined meta:name="Info 2"/>
    <meta:user-defined meta:name="Info 3"/>
    <meta:user-defined meta:name="Info 4"/>
  </office:meta>
</office:document-meta>
</file>